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87290CE3DD3DC842.png" manifest:media-type="image/png"/>
  <manifest:file-entry manifest:full-path="Object 2/Pictures/100000000000000800000008B2AA4E6A4F6D2D73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87290CE3DD3DC842.png" manifest:media-type="image/png"/>
  <manifest:file-entry manifest:full-path="Object 1/Pictures/100000000000000800000008B2AA4E6A4F6D2D73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1.5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2.4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 style:data-style-name="N109"/>
    <style:style style:name="ce6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217cm" svg:height="13.396cm" svg:x="28.27cm" svg:y="4.006cm">
            <draw:object draw:notify-on-update-of-ranges="Sheet1.E3:Sheet1.E20 Sheet1.G3:Sheet1.G20 Sheet1.R2:Sheet1.R2 Sheet1.D3:Sheet1.D20 Sheet1.E21:Sheet1.E26 Sheet1.G21:Sheet1.G26 Sheet1.R3:Sheet1.R3 Sheet1.D21:Sheet1.D26 Sheet1.E27:Sheet1.E32 Sheet1.G27:Sheet1.G32 Sheet1.R4:Sheet1.R4 Sheet1.D27:Sheet1.D32 Sheet1.E33:Sheet1.E38 Sheet1.G33:Sheet1.G38 Sheet1.R5:Sheet1.R5 Sheet1.D33:Sheet1.D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217cm" svg:height="13.396cm" svg:x="28.3cm" svg:y="18.062cm">
            <draw:object draw:notify-on-update-of-ranges="Sheet1.J3:Sheet1.J20 Sheet1.L3:Sheet1.L20 Sheet1.R2:Sheet1.R2 Sheet1.I3:Sheet1.I20 Sheet1.J21:Sheet1.J26 Sheet1.L21:Sheet1.L26 Sheet1.R3:Sheet1.R3 Sheet1.I21:Sheet1.I26 Sheet1.J27:Sheet1.J32 Sheet1.L27:Sheet1.L32 Sheet1.R4:Sheet1.R4 Sheet1.I27:Sheet1.I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6" table:number-columns-repeated="2" table:default-cell-style-name="ce5"/>
        <table:table-column table:style-name="co3" table:default-cell-style-name="ce5"/>
        <table:table-column table:style-name="co3" table:number-columns-repeated="2" table:default-cell-style-name="Default"/>
        <table:table-column table:style-name="co6" table:number-columns-repeated="6" table:default-cell-style-name="Default"/>
        <table:table-column table:style-name="co3" table:number-columns-repeated="2" table:default-cell-style-name="Default"/>
        <table:table-column table:style-name="co6" table:number-columns-repeated="6" table:default-cell-style-name="Default"/>
        <table:table-column table:style-name="co3" table:number-columns-repeated="32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style-name="ce7" office:value-type="string" calcext:value-type="string" table:number-columns-spanned="2" table:number-rows-spanned="1">
            <text:p>@ 8 bit</text:p>
          </table:table-cell>
          <table:covered-table-cell table:style-name="ce7"/>
          <table:table-cell/>
          <table:table-cell table:style-name="ce8" office:value-type="string" calcext:value-type="string" table:number-columns-spanned="4" table:number-rows-spanned="1">
            <text:p>@ 8 bit, avg over 3 runs</text:p>
          </table:table-cell>
          <table:covered-table-cell table:style-name="Default"/>
          <table:covered-table-cell table:number-columns-repeated="2" table:style-name="ce7"/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3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radeoff</text:p>
          </table:table-cell>
          <table:table-cell office:value-type="string" calcext:value-type="string">
            <text:p>n_mfcc</text:p>
          </table:table-cell>
          <table:table-cell table:style-name="Default" office:value-type="string" calcext:value-type="string">
            <text:p>memory [kb]</text:p>
          </table:table-cell>
          <table:table-cell table:style-name="Default" office:value-type="string" calcext:value-type="string">
            <text:p>ops [M]</text:p>
          </table:table-cell>
          <table:table-cell table:style-name="Default" office:value-type="string" calcext:value-type="string">
            <text:p>validation acc [%]</text:p>
          </table:table-cell>
          <table:table-cell table:style-name="Default" office:value-type="string" calcext:value-type="string">
            <text:p>test acc [%]</text:p>
          </table:table-cell>
          <table:table-cell/>
          <table:table-cell table:style-name="Default" office:value-type="string" calcext:value-type="string">
            <text:p>memory [kb]</text:p>
          </table:table-cell>
          <table:table-cell table:style-name="Default" office:value-type="string" calcext:value-type="string">
            <text:p>ops [M]</text:p>
          </table:table-cell>
          <table:table-cell table:style-name="Default"/>
          <table:table-cell table:style-name="Default" office:value-type="string" calcext:value-type="string">
            <text:p>test acc [%]</text:p>
          </table:table-cell>
          <table:table-cell table:number-columns-repeated="5"/>
          <table:table-cell office:value-type="string" calcext:value-type="string">
            <text:p>10 MFCC</text:p>
          </table:table-cell>
          <table:table-cell table:number-columns-repeated="42"/>
        </table:table-row>
        <table:table-row table:style-name="ro1">
          <table:table-cell table:number-columns-repeated="17"/>
          <table:table-cell office:value-type="string" calcext:value-type="string">
            <text:p>20 MFCC</text:p>
          </table:table-cell>
          <table:table-cell table:number-columns-repeated="42"/>
        </table:table-row>
        <table:table-row table:style-name="ro1">
          <table:table-cell table:number-columns-repeated="17"/>
          <table:table-cell office:value-type="string" calcext:value-type="string">
            <text:p>30 MFCC</text:p>
          </table:table-cell>
          <table:table-cell table:number-columns-repeated="42"/>
        </table:table-row>
        <table:table-row table:style-name="ro1">
          <table:table-cell table:style-name="ce2" table:number-columns-repeated="2"/>
          <table:table-cell/>
          <table:table-cell table:style-name="ce6" table:number-columns-repeated="4"/>
          <table:table-cell table:style-name="ce2"/>
          <table:table-cell table:style-name="ce6" table:number-columns-repeated="4"/>
          <table:table-cell table:style-name="ce2" table:number-columns-repeated="5"/>
          <table:table-cell office:value-type="string" calcext:value-type="string">
            <text:p>40 MFCC</text:p>
          </table:table-cell>
          <table:table-cell table:style-name="ce2" table:number-columns-repeated="42"/>
        </table:table-row>
        <table:table-row table:style-name="ro1" table:number-rows-repeated="3">
          <table:table-cell table:style-name="ce2" table:number-columns-repeated="2"/>
          <table:table-cell/>
          <table:table-cell table:style-name="ce6" table:number-columns-repeated="4"/>
          <table:table-cell table:style-name="ce2"/>
          <table:table-cell table:style-name="ce6" table:number-columns-repeated="4"/>
          <table:table-cell table:style-name="ce2" table:number-columns-repeated="48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03.324" calcext:value-type="float">
            <text:p>1803,3</text:p>
          </table:table-cell>
          <table:table-cell office:value-type="float" office:value="63.624168" calcext:value-type="float">
            <text:p>63,6</text:p>
          </table:table-cell>
          <table:table-cell office:value-type="float" office:value="95.47" calcext:value-type="float">
            <text:p>95,5</text:p>
          </table:table-cell>
          <table:table-cell office:value-type="float" office:value="95.87" calcext:value-type="float">
            <text:p>95,9</text:p>
          </table:table-cell>
          <table:table-cell/>
          <table:table-cell office:value-type="float" office:value="1745.1" calcext:value-type="float">
            <text:p>1745,1</text:p>
          </table:table-cell>
          <table:table-cell office:value-type="float" office:value="62.42" calcext:value-type="float">
            <text:p>62,4</text:p>
          </table:table-cell>
          <table:table-cell/>
          <table:table-cell office:value-type="float" office:value="95.78" calcext:value-type="float">
            <text:p>95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06.46" calcext:value-type="float">
            <text:p>1406,5</text:p>
          </table:table-cell>
          <table:table-cell office:value-type="float" office:value="51.849288" calcext:value-type="float">
            <text:p>51,8</text:p>
          </table:table-cell>
          <table:table-cell office:value-type="float" office:value="95.47" calcext:value-type="float">
            <text:p>95,5</text:p>
          </table:table-cell>
          <table:table-cell office:value-type="float" office:value="95.55" calcext:value-type="float">
            <text:p>95,6</text:p>
          </table:table-cell>
          <table:table-cell/>
          <table:table-cell office:value-type="float" office:value="1272.636" calcext:value-type="float">
            <text:p>1272,6</text:p>
          </table:table-cell>
          <table:table-cell office:value-type="float" office:value="47.219" calcext:value-type="float">
            <text:p>47,2</text:p>
          </table:table-cell>
          <table:table-cell/>
          <table:table-cell office:value-type="float" office:value="95.41" calcext:value-type="float">
            <text:p>95,4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740.172" calcext:value-type="float">
            <text:p>740,2</text:p>
          </table:table-cell>
          <table:table-cell table:style-name="ce6" office:value-type="float" office:value="30.433608" calcext:value-type="float">
            <text:p>30,4</text:p>
          </table:table-cell>
          <table:table-cell office:value-type="float" office:value="95.5" calcext:value-type="float">
            <text:p>95,5</text:p>
          </table:table-cell>
          <table:table-cell office:value-type="float" office:value="95.51" calcext:value-type="float">
            <text:p>95,5</text:p>
          </table:table-cell>
          <table:table-cell/>
          <table:table-cell table:style-name="ce6" office:value-type="float" office:value="786.444" calcext:value-type="float">
            <text:p>786,4</text:p>
          </table:table-cell>
          <table:table-cell table:style-name="ce6" office:value-type="float" office:value="30.242" calcext:value-type="float">
            <text:p>30,2</text:p>
          </table:table-cell>
          <table:table-cell/>
          <table:table-cell office:value-type="float" office:value="95.63" calcext:value-type="float">
            <text:p>95,6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553.98" calcext:value-type="float">
            <text:p>554,0</text:p>
          </table:table-cell>
          <table:table-cell table:style-name="ce6" office:value-type="float" office:value="23.441688" calcext:value-type="float">
            <text:p>23,4</text:p>
          </table:table-cell>
          <table:table-cell office:value-type="float" office:value="95.6" calcext:value-type="float">
            <text:p>95,6</text:p>
          </table:table-cell>
          <table:table-cell office:value-type="float" office:value="95.81" calcext:value-type="float">
            <text:p>95,8</text:p>
          </table:table-cell>
          <table:table-cell/>
          <table:table-cell table:style-name="ce6" office:value-type="float" office:value="486.204" calcext:value-type="float">
            <text:p>486,2</text:p>
          </table:table-cell>
          <table:table-cell table:style-name="ce6" office:value-type="float" office:value="19.913" calcext:value-type="float">
            <text:p>19,9</text:p>
          </table:table-cell>
          <table:table-cell/>
          <table:table-cell office:value-type="float" office:value="95.78" calcext:value-type="float">
            <text:p>95,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58.78" calcext:value-type="float">
            <text:p>258,8</text:p>
          </table:table-cell>
          <table:table-cell table:style-name="ce6" office:value-type="float" office:value="10.927368" calcext:value-type="float">
            <text:p>10,9</text:p>
          </table:table-cell>
          <table:table-cell office:value-type="float" office:value="95.18" calcext:value-type="float">
            <text:p>95,2</text:p>
          </table:table-cell>
          <table:table-cell office:value-type="float" office:value="94.86" calcext:value-type="float">
            <text:p>94,9</text:p>
          </table:table-cell>
          <table:table-cell/>
          <table:table-cell table:style-name="ce6" office:value-type="float" office:value="296.556" calcext:value-type="float">
            <text:p>296,6</text:p>
          </table:table-cell>
          <table:table-cell table:style-name="ce6" office:value-type="float" office:value="12.135" calcext:value-type="float">
            <text:p>12,1</text:p>
          </table:table-cell>
          <table:table-cell/>
          <table:table-cell office:value-type="float" office:value="95.57" calcext:value-type="float">
            <text:p>95,6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85.692" calcext:value-type="float">
            <text:p>85,7</text:p>
          </table:table-cell>
          <table:table-cell table:style-name="ce6" office:value-type="float" office:value="3.364488" calcext:value-type="float">
            <text:p>3,4</text:p>
          </table:table-cell>
          <table:table-cell office:value-type="float" office:value="95.3" calcext:value-type="float">
            <text:p>95,3</text:p>
          </table:table-cell>
          <table:table-cell office:value-type="float" office:value="94.54" calcext:value-type="float">
            <text:p>94,5</text:p>
          </table:table-cell>
          <table:table-cell/>
          <table:table-cell table:style-name="ce6" office:value-type="float" office:value="71.58" calcext:value-type="float">
            <text:p>71,6</text:p>
          </table:table-cell>
          <table:table-cell table:style-name="ce6" office:value-type="float" office:value="2.912" calcext:value-type="float">
            <text:p>2,9</text:p>
          </table:table-cell>
          <table:table-cell/>
          <table:table-cell office:value-type="float" office:value="94.97" calcext:value-type="float">
            <text:p>95,0</text:p>
          </table:table-cell>
          <table:table-cell table:number-columns-repeated="48"/>
        </table:table-row>
        <table:table-row table:style-name="ro1" table:number-rows-repeated="2">
          <table:table-cell table:number-columns-repeated="60"/>
        </table:table-row>
        <table:table-row table:style-name="ro1" table:number-rows-repeated="4">
          <table:table-cell table:style-name="ce2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19.084" calcext:value-type="float">
            <text:p>1719,1</text:p>
          </table:table-cell>
          <table:table-cell office:value-type="float" office:value="123.848928" calcext:value-type="float">
            <text:p>123,8</text:p>
          </table:table-cell>
          <table:table-cell office:value-type="float" office:value="95.827" calcext:value-type="float">
            <text:p>95,8</text:p>
          </table:table-cell>
          <table:table-cell office:value-type="float" office:value="96.2" calcext:value-type="float">
            <text:p>96,2</text:p>
          </table:table-cell>
          <table:table-cell/>
          <table:table-cell office:value-type="float" office:value="1628.844" calcext:value-type="float">
            <text:p>1628,8</text:p>
          </table:table-cell>
          <table:table-cell office:value-type="float" office:value="117.359" calcext:value-type="float">
            <text:p>117,4</text:p>
          </table:table-cell>
          <table:table-cell/>
          <table:table-cell office:value-type="float" office:value="96.45" calcext:value-type="float">
            <text:p>96,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41.724" calcext:value-type="float">
            <text:p>1241,7</text:p>
          </table:table-cell>
          <table:table-cell office:value-type="float" office:value="93.138768" calcext:value-type="float">
            <text:p>93,1</text:p>
          </table:table-cell>
          <table:table-cell office:value-type="float" office:value="95.762" calcext:value-type="float">
            <text:p>95,8</text:p>
          </table:table-cell>
          <table:table-cell office:value-type="float" office:value="96.23" calcext:value-type="float">
            <text:p>96,2</text:p>
          </table:table-cell>
          <table:table-cell/>
          <table:table-cell office:value-type="float" office:value="1186.86" calcext:value-type="float">
            <text:p>1186,9</text:p>
          </table:table-cell>
          <table:table-cell office:value-type="float" office:value="89.607" calcext:value-type="float">
            <text:p>89,6</text:p>
          </table:table-cell>
          <table:table-cell/>
          <table:table-cell office:value-type="float" office:value="96.22" calcext:value-type="float">
            <text:p>96,2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943.644" calcext:value-type="float">
            <text:p>943,6</text:p>
          </table:table-cell>
          <table:table-cell table:style-name="ce6" office:value-type="float" office:value="73.950768" calcext:value-type="float">
            <text:p>74,0</text:p>
          </table:table-cell>
          <table:table-cell office:value-type="float" office:value="96.182" calcext:value-type="float">
            <text:p>96,2</text:p>
          </table:table-cell>
          <table:table-cell office:value-type="float" office:value="96.16" calcext:value-type="float">
            <text:p>96,2</text:p>
          </table:table-cell>
          <table:table-cell/>
          <table:table-cell table:style-name="ce6" office:value-type="float" office:value="909.708" calcext:value-type="float">
            <text:p>909,7</text:p>
          </table:table-cell>
          <table:table-cell table:style-name="ce6" office:value-type="float" office:value="70.425" calcext:value-type="float">
            <text:p>70,4</text:p>
          </table:table-cell>
          <table:table-cell/>
          <table:table-cell office:value-type="float" office:value="96.06" calcext:value-type="float">
            <text:p>96,1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385.5" calcext:value-type="float">
            <text:p>385,5</text:p>
          </table:table-cell>
          <table:table-cell table:style-name="ce6" office:value-type="float" office:value="32.008608" calcext:value-type="float">
            <text:p>32,0</text:p>
          </table:table-cell>
          <table:table-cell office:value-type="float" office:value="95.73" calcext:value-type="float">
            <text:p>95,7</text:p>
          </table:table-cell>
          <table:table-cell office:value-type="float" office:value="95.94" calcext:value-type="float">
            <text:p>95,9</text:p>
          </table:table-cell>
          <table:table-cell/>
          <table:table-cell table:style-name="ce6" office:value-type="float" office:value="525.948" calcext:value-type="float">
            <text:p>525,9</text:p>
          </table:table-cell>
          <table:table-cell table:style-name="ce6" office:value-type="float" office:value="41.706" calcext:value-type="float">
            <text:p>41,7</text:p>
          </table:table-cell>
          <table:table-cell/>
          <table:table-cell office:value-type="float" office:value="96.09" calcext:value-type="float">
            <text:p>96,1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340.14" calcext:value-type="float">
            <text:p>340,1</text:p>
          </table:table-cell>
          <table:table-cell table:style-name="ce6" office:value-type="float" office:value="27.057168" calcext:value-type="float">
            <text:p>27,1</text:p>
          </table:table-cell>
          <table:table-cell office:value-type="float" office:value="95.697" calcext:value-type="float">
            <text:p>95,7</text:p>
          </table:table-cell>
          <table:table-cell office:value-type="float" office:value="96.58" calcext:value-type="float">
            <text:p>96,6</text:p>
          </table:table-cell>
          <table:table-cell/>
          <table:table-cell table:style-name="ce6" office:value-type="float" office:value="345.708" calcext:value-type="float">
            <text:p>345,7</text:p>
          </table:table-cell>
          <table:table-cell table:style-name="ce6" office:value-type="float" office:value="28.102" calcext:value-type="float">
            <text:p>28,1</text:p>
          </table:table-cell>
          <table:table-cell/>
          <table:table-cell office:value-type="float" office:value="96.1" calcext:value-type="float">
            <text:p>96,1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141.996" calcext:value-type="float">
            <text:p>142,0</text:p>
          </table:table-cell>
          <table:table-cell table:style-name="ce6" office:value-type="float" office:value="14.383728" calcext:value-type="float">
            <text:p>14,4</text:p>
          </table:table-cell>
          <table:table-cell office:value-type="float" office:value="95.374" calcext:value-type="float">
            <text:p>95,4</text:p>
          </table:table-cell>
          <table:table-cell office:value-type="float" office:value="96.13" calcext:value-type="float">
            <text:p>96,1</text:p>
          </table:table-cell>
          <table:table-cell/>
          <table:table-cell table:style-name="ce6" office:value-type="float" office:value="117.804" calcext:value-type="float">
            <text:p>117,8</text:p>
          </table:table-cell>
          <table:table-cell table:style-name="ce6" office:value-type="float" office:value="8.771" calcext:value-type="float">
            <text:p>8,8</text:p>
          </table:table-cell>
          <table:table-cell/>
          <table:table-cell office:value-type="float" office:value="95.86" calcext:value-type="float">
            <text:p>95,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14.124" calcext:value-type="float">
            <text:p>1814,1</text:p>
          </table:table-cell>
          <table:table-cell office:value-type="float" office:value="194.926608" calcext:value-type="float">
            <text:p>194,9</text:p>
          </table:table-cell>
          <table:table-cell office:value-type="float" office:value="96.15" calcext:value-type="float">
            <text:p>96,2</text:p>
          </table:table-cell>
          <table:table-cell office:value-type="float" office:value="96.29" calcext:value-type="float">
            <text:p>96,3</text:p>
          </table:table-cell>
          <table:table-cell/>
          <table:table-cell office:value-type="float" office:value="1691.22" calcext:value-type="float">
            <text:p>1691,2</text:p>
          </table:table-cell>
          <table:table-cell office:value-type="float" office:value="181.554" calcext:value-type="float">
            <text:p>181,6</text:p>
          </table:table-cell>
          <table:table-cell/>
          <table:table-cell office:value-type="float" office:value="96.36" calcext:value-type="float">
            <text:p>96,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03.292" calcext:value-type="float">
            <text:p>1403,3</text:p>
          </table:table-cell>
          <table:table-cell office:value-type="float" office:value="155.291688" calcext:value-type="float">
            <text:p>155,3</text:p>
          </table:table-cell>
          <table:table-cell office:value-type="float" office:value="96.118" calcext:value-type="float">
            <text:p>96,1</text:p>
          </table:table-cell>
          <table:table-cell office:value-type="float" office:value="96.45" calcext:value-type="float">
            <text:p>96,5</text:p>
          </table:table-cell>
          <table:table-cell/>
          <table:table-cell office:value-type="float" office:value="1310.34" calcext:value-type="float">
            <text:p>1310,3</text:p>
          </table:table-cell>
          <table:table-cell office:value-type="float" office:value="146.32" calcext:value-type="float">
            <text:p>146,3</text:p>
          </table:table-cell>
          <table:table-cell/>
          <table:table-cell office:value-type="float" office:value="96.33" calcext:value-type="float">
            <text:p>96,3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36.588" calcext:value-type="float">
            <text:p>936,6</text:p>
          </table:table-cell>
          <table:table-cell office:value-type="float" office:value="110.251368" calcext:value-type="float">
            <text:p>110,3</text:p>
          </table:table-cell>
          <table:table-cell office:value-type="float" office:value="95.665" calcext:value-type="float">
            <text:p>95,7</text:p>
          </table:table-cell>
          <table:table-cell office:value-type="float" office:value="96.71" calcext:value-type="float">
            <text:p>96,7</text:p>
          </table:table-cell>
          <table:table-cell/>
          <table:table-cell office:value-type="float" office:value="894.492" calcext:value-type="float">
            <text:p>894,5</text:p>
          </table:table-cell>
          <table:table-cell office:value-type="float" office:value="104.167" calcext:value-type="float">
            <text:p>104,2</text:p>
          </table:table-cell>
          <table:table-cell/>
          <table:table-cell office:value-type="float" office:value="96.42" calcext:value-type="float">
            <text:p>96,4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57.436" calcext:value-type="float">
            <text:p>557,4</text:p>
          </table:table-cell>
          <table:table-cell office:value-type="float" office:value="70.658568" calcext:value-type="float">
            <text:p>70,7</text:p>
          </table:table-cell>
          <table:table-cell office:value-type="float" office:value="95.827" calcext:value-type="float">
            <text:p>95,8</text:p>
          </table:table-cell>
          <table:table-cell office:value-type="float" office:value="96.16" calcext:value-type="float">
            <text:p>96,2</text:p>
          </table:table-cell>
          <table:table-cell/>
          <table:table-cell office:value-type="float" office:value="587.964" calcext:value-type="float">
            <text:p>588,0</text:p>
          </table:table-cell>
          <table:table-cell office:value-type="float" office:value="70.56" calcext:value-type="float">
            <text:p>70,6</text:p>
          </table:table-cell>
          <table:table-cell/>
          <table:table-cell office:value-type="float" office:value="96.57" calcext:value-type="float">
            <text:p>96,6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48.204" calcext:value-type="float">
            <text:p>348,2</text:p>
          </table:table-cell>
          <table:table-cell office:value-type="float" office:value="41.371128" calcext:value-type="float">
            <text:p>41,4</text:p>
          </table:table-cell>
          <table:table-cell office:value-type="float" office:value="95.697" calcext:value-type="float">
            <text:p>95,7</text:p>
          </table:table-cell>
          <table:table-cell office:value-type="float" office:value="96.29" calcext:value-type="float">
            <text:p>96,3</text:p>
          </table:table-cell>
          <table:table-cell/>
          <table:table-cell office:value-type="float" office:value="317.868" calcext:value-type="float">
            <text:p>317,9</text:p>
          </table:table-cell>
          <table:table-cell office:value-type="float" office:value="38.441" calcext:value-type="float">
            <text:p>38,4</text:p>
          </table:table-cell>
          <table:table-cell/>
          <table:table-cell office:value-type="float" office:value="96.17" calcext:value-type="float">
            <text:p>96,2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88.22" calcext:value-type="float">
            <text:p>188,2</text:p>
          </table:table-cell>
          <table:table-cell office:value-type="float" office:value="25.997328" calcext:value-type="float">
            <text:p>26,0</text:p>
          </table:table-cell>
          <table:table-cell office:value-type="float" office:value="95.503" calcext:value-type="float">
            <text:p>95,5</text:p>
          </table:table-cell>
          <table:table-cell office:value-type="float" office:value="96.03" calcext:value-type="float">
            <text:p>96,0</text:p>
          </table:table-cell>
          <table:table-cell/>
          <table:table-cell office:value-type="float" office:value="183.372" calcext:value-type="float">
            <text:p>183,4</text:p>
          </table:table-cell>
          <table:table-cell office:value-type="float" office:value="21.495" calcext:value-type="float">
            <text:p>21,5</text:p>
          </table:table-cell>
          <table:table-cell/>
          <table:table-cell office:value-type="float" office:value="95.84" calcext:value-type="float">
            <text:p>95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96.844" calcext:value-type="float">
            <text:p>1796,8</text:p>
          </table:table-cell>
          <table:table-cell office:value-type="float" office:value="257.655168" calcext:value-type="float">
            <text:p>257,7</text:p>
          </table:table-cell>
          <table:table-cell office:value-type="float" office:value="96.538" calcext:value-type="float">
            <text:p>96,5</text:p>
          </table:table-cell>
          <table:table-cell office:value-type="float" office:value="96.07" calcext:value-type="float">
            <text:p>96,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01.628" calcext:value-type="float">
            <text:p>1301,6</text:p>
          </table:table-cell>
          <table:table-cell office:value-type="float" office:value="193.969728" calcext:value-type="float">
            <text:p>194,0</text:p>
          </table:table-cell>
          <table:table-cell office:value-type="float" office:value="95.859" calcext:value-type="float">
            <text:p>95,9</text:p>
          </table:table-cell>
          <table:table-cell office:value-type="float" office:value="96.32" calcext:value-type="float">
            <text:p>96,3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810.156" calcext:value-type="float">
            <text:p>810,2</text:p>
          </table:table-cell>
          <table:table-cell office:value-type="float" office:value="126.708768" calcext:value-type="float">
            <text:p>126,7</text:p>
          </table:table-cell>
          <table:table-cell office:value-type="float" office:value="95.988" calcext:value-type="float">
            <text:p>96,0</text:p>
          </table:table-cell>
          <table:table-cell office:value-type="float" office:value="96.26" calcext:value-type="float">
            <text:p>96,3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99.628" calcext:value-type="float">
            <text:p>599,6</text:p>
          </table:table-cell>
          <table:table-cell office:value-type="float" office:value="95.577408" calcext:value-type="float">
            <text:p>95,6</text:p>
          </table:table-cell>
          <table:table-cell office:value-type="float" office:value="96.021" calcext:value-type="float">
            <text:p>96,0</text:p>
          </table:table-cell>
          <table:table-cell office:value-type="float" office:value="96.39" calcext:value-type="float">
            <text:p>96,4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44.748" calcext:value-type="float">
            <text:p>344,7</text:p>
          </table:table-cell>
          <table:table-cell office:value-type="float" office:value="54.711648" calcext:value-type="float">
            <text:p>54,7</text:p>
          </table:table-cell>
          <table:table-cell office:value-type="float" office:value="95.665" calcext:value-type="float">
            <text:p>95,7</text:p>
          </table:table-cell>
          <table:table-cell office:value-type="float" office:value="96.29" calcext:value-type="float">
            <text:p>96,3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05.212" calcext:value-type="float">
            <text:p>205,2</text:p>
          </table:table-cell>
          <table:table-cell office:value-type="float" office:value="36.796608" calcext:value-type="float">
            <text:p>36,8</text:p>
          </table:table-cell>
          <table:table-cell office:value-type="float" office:value="95.406" calcext:value-type="float">
            <text:p>95,4</text:p>
          </table:table-cell>
          <table:table-cell office:value-type="float" office:value="95.9" calcext:value-type="float">
            <text:p>95,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ello_edge_ds_cnn</text:p>
          </table:table-cell>
          <table:table-cell table:number-columns-repeated="2"/>
          <table:table-cell office:value-type="float" office:value="497.6" calcext:value-type="float">
            <text:p>497,6</text:p>
          </table:table-cell>
          <table:table-cell office:value-type="float" office:value="56.9" calcext:value-type="float">
            <text:p>56,9</text:p>
          </table:table-cell>
          <table:table-cell office:value-type="float" office:value="94.3" calcext:value-type="float">
            <text:p>94,3</text:p>
          </table:table-cell>
          <table:table-cell office:value-type="float" office:value="95.4" calcext:value-type="float">
            <text:p>95,4</text:p>
          </table:table-cell>
          <table:table-cell/>
          <table:table-cell office:value-type="float" office:value="497.6" calcext:value-type="float">
            <text:p>497,6</text:p>
          </table:table-cell>
          <table:table-cell office:value-type="float" office:value="56.9" calcext:value-type="float">
            <text:p>56,9</text:p>
          </table:table-cell>
          <table:table-cell/>
          <table:table-cell office:value-type="float" office:value="95.4" calcext:value-type="float">
            <text:p>95,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ello_edge_ds_cnn</text:p>
          </table:table-cell>
          <table:table-cell table:number-columns-repeated="2"/>
          <table:table-cell office:value-type="float" office:value="189.2" calcext:value-type="float">
            <text:p>189,2</text:p>
          </table:table-cell>
          <table:table-cell office:value-type="float" office:value="19.8" calcext:value-type="float">
            <text:p>19,8</text:p>
          </table:table-cell>
          <table:table-cell office:value-type="float" office:value="94.2" calcext:value-type="float">
            <text:p>94,2</text:p>
          </table:table-cell>
          <table:table-cell office:value-type="float" office:value="94.9" calcext:value-type="float">
            <text:p>94,9</text:p>
          </table:table-cell>
          <table:table-cell/>
          <table:table-cell office:value-type="float" office:value="189.2" calcext:value-type="float">
            <text:p>189,2</text:p>
          </table:table-cell>
          <table:table-cell office:value-type="float" office:value="19.8" calcext:value-type="float">
            <text:p>19,8</text:p>
          </table:table-cell>
          <table:table-cell/>
          <table:table-cell office:value-type="float" office:value="94.9" calcext:value-type="float">
            <text:p>94,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ello_edge_ds_cnn</text:p>
          </table:table-cell>
          <table:table-cell table:number-columns-repeated="2"/>
          <table:table-cell office:value-type="float" office:value="38.6" calcext:value-type="float">
            <text:p>38,6</text:p>
          </table:table-cell>
          <table:table-cell office:value-type="float" office:value="5.4" calcext:value-type="float">
            <text:p>5,4</text:p>
          </table:table-cell>
          <table:table-cell office:value-type="float" office:value="93.6" calcext:value-type="float">
            <text:p>93,6</text:p>
          </table:table-cell>
          <table:table-cell office:value-type="float" office:value="94.4" calcext:value-type="float">
            <text:p>94,4</text:p>
          </table:table-cell>
          <table:table-cell/>
          <table:table-cell office:value-type="float" office:value="38.6" calcext:value-type="float">
            <text:p>38,6</text:p>
          </table:table-cell>
          <table:table-cell office:value-type="float" office:value="5.4" calcext:value-type="float">
            <text:p>5,4</text:p>
          </table:table-cell>
          <table:table-cell/>
          <table:table-cell office:value-type="float" office:value="94.4" calcext:value-type="float">
            <text:p>94,4</text:p>
          </table:table-cell>
          <table:table-cell table:number-columns-repeated="48"/>
        </table:table-row>
        <table:table-row table:style-name="ro1" table:number-rows-repeated="14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48"/>
        </table:table-row>
      </table:table>
      <table:named-expressions/>
      <table:database-ranges>
        <table:database-range table:name="__Anonymous_Sheet_DB__0" table:target-range-address="Sheet1.B3:Sheet1.E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 number:title="User-defined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text-style style:name="N111" number:title="User-defined">
      <number:text-content/>
      <number:text>M</number:text>
    </number:text-style>
    <number:text-style style:name="N112" number:title="User-defined">
      <number:text-content/>
      <number:text>[M]</number:text>
    </number:text-style>
    <number:text-style style:name="N113" number:title="User-defined">
      <number:number number:min-integer-digits="1"/>
      <number:text> M</number:text>
      <number:text-content/>
    </number:text-style>
    <number:text-style style:name="N114" number:title="User-defined">
      <number:text>M</number:text>
      <number:text-content/>
    </number:text-style>
    <number:text-style style:name="N115" number:title="User-defined">
      <number:text># M</number:text>
      <number:text-content/>
    </number:text-style>
    <number:number-style style:name="N116" number:title="User-defined">
      <number:number number:decimal-places="0" loext:min-decimal-places="0" number:min-integer-digits="0" number:grouping="true"/>
      <number:text> m</number:text>
    </number:number-style>
    <number:number-style style:name="N117" number:title="User-defined">
      <number:number number:decimal-places="0" loext:min-decimal-places="0" number:min-integer-digits="0"/>
      <number:text> M</number:text>
    </number:number-style>
    <number:number-style style:name="N118">
      <number:number number:decimal-places="0" loext:min-decimal-places="0" number:min-integer-digits="1"/>
      <number:text> k</number:text>
    </number:number-style>
    <number:number-style style:name="N119">
      <number:number number:decimal-places="0" loext:min-decimal-places="0" number:min-integer-digits="1"/>
      <number:text> M</number:text>
    </number:number-style>
    <number:number-style style:name="N120">
      <number:number number:decimal-places="0" loext:min-decimal-places="0" number:min-integer-digits="1"/>
      <number:text>  M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.00.0000</text:date>, <text:time style:data-style-name="N2" text:time-value="15:28:13.072244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8T15:26:53.385840785</meta:creation-date>
    <dc:date>2020-08-15T16:43:46.040733154</dc:date>
    <meta:editing-duration>PT10H6M53S</meta:editing-duration>
    <meta:editing-cycles>49</meta:editing-cycles>
    <meta:generator>LibreOffice/6.4.5.2$Linux_X86_64 LibreOffice_project/40$Build-2</meta:generator>
    <meta:document-statistic meta:table-count="1" meta:cell-count="26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09" number:title="User-defined">
      <number:number number:decimal-places="1" loext:min-decimal-places="1" number:min-integer-digits="1"/>
    </number:number-style>
    <number:number-style style:name="N120">
      <number:number number:decimal-places="0" loext:min-decimal-places="0" number:min-integer-digits="1"/>
      <number:text>  M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Regular" style:font-family-generic="roman"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0">
      <style:chart-properties chart:display-label="true" chart:tick-marks-major-inner="true" chart:tick-marks-major-outer="true" chart:tick-marks-minor-inner="true" chart:tick-marks-minor-outer="false" chart:logarithmic="false" chart:minimum="0" chart:maximum="270" chart:origin="0" chart:interval-major="5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 style:data-style-name="N1">
      <style:chart-properties chart:display-label="true" chart:logarithmic="false" chart:minimum="94" chart:maximum="97" chart:origin="0" chart:interval-major="1" chart:interval-minor-divisor="4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09">
      <style:chart-properties chart:link-data-style-to-source="true"/>
      <style:graphic-properties draw:stroke="none" draw:fill-color="#3465a4" draw:fill-image-name="ChartBitmap_20_3" draw:opacity="50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/>
      <style:graphic-properties draw:stroke="none" draw:fill-color="#ff420e" draw:opacity="50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ffd320" draw:opacity="50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/>
      <style:graphic-properties draw:stroke="none" draw:fill-color="#579d1c" draw:opacity="5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18cm" svg:height="13.397cm" xlink:href=".." xlink:type="simple" chart:class="chart:bubble" chart:style-name="ch1">
        <chart:legend chart:legend-position="end" svg:x="15.502cm" svg:y="8.068cm" style:legend-expansion="custom" chartooo:width="3.652cm" chartooo:height="3.172cm" style:legend-expansion-aspect-ratio="1.15132408575032" chart:style-name="ch2"/>
        <chart:plot-area chart:style-name="ch3" table:cell-range-address="Sheet1.D3:Sheet1.E20 Sheet1.G3:Sheet1.G38 Sheet1.R2:Sheet1.R5 Sheet1.D21:Sheet1.D38" chart:data-source-has-labels="row" svg:x="1.143cm" svg:y="0.58cm" svg:width="18.389cm" svg:height="11.927cm">
          <chartooo:coordinate-region svg:x="1.817cm" svg:y="0.806cm" svg:width="17.715cm" svg:height="11.001cm"/>
          <chart:axis chart:dimension="x" chart:name="primary-x" chart:style-name="ch4">
            <chart:title svg:x="9.18cm" svg:y="12.552cm" chart:style-name="ch5">
              <text:p>#operations</text:p>
            </chart:title>
          </chart:axis>
          <chart:axis chart:dimension="y" chart:name="primary-y" chart:style-name="ch6">
            <chart:title svg:x="0.165cm" svg:y="7.919cm" chart:style-name="ch7">
              <text:p>Test Accuracy (%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1.D3:Sheet1.D20" chart:label-cell-address="Sheet1.R2:Sheet1.R2" chart:class="chart:bubble">
            <chart:domain table:cell-range-address="Sheet1.G3:Sheet1.G20"/>
            <chart:domain table:cell-range-address="Sheet1.E3:Sheet1.E20"/>
            <chart:data-point chart:repeated="18"/>
          </chart:series>
          <chart:series chart:style-name="ch11" chart:values-cell-range-address="Sheet1.D21:Sheet1.D26" chart:label-cell-address="Sheet1.R3:Sheet1.R3" chart:class="chart:bubble">
            <chart:domain table:cell-range-address="Sheet1.G21:Sheet1.G26"/>
            <chart:domain table:cell-range-address="Sheet1.E21:Sheet1.E26"/>
            <chart:data-point chart:repeated="6"/>
          </chart:series>
          <chart:series chart:style-name="ch12" chart:values-cell-range-address="Sheet1.D27:Sheet1.D32" chart:label-cell-address="Sheet1.R4:Sheet1.R4" chart:class="chart:bubble">
            <chart:domain table:cell-range-address="Sheet1.G27:Sheet1.G32"/>
            <chart:domain table:cell-range-address="Sheet1.E27:Sheet1.E32"/>
            <chart:data-point chart:repeated="6"/>
          </chart:series>
          <chart:series chart:style-name="ch13" chart:values-cell-range-address="Sheet1.D33:Sheet1.D38" chart:label-cell-address="Sheet1.R5:Sheet1.R5" chart:class="chart:bubble">
            <chart:domain table:cell-range-address="Sheet1.G33:Sheet1.G38"/>
            <chart:domain table:cell-range-address="Sheet1.E33:Sheet1.E38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10 MFCC</text:p>
                <draw:g>
                  <svg:desc>Sheet1.R2:Sheet1.R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20 MFCC</text:p>
                <draw:g>
                  <svg:desc>Sheet1.R3:Sheet1.R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30 MFCC</text:p>
                <draw:g>
                  <svg:desc>Sheet1.R4:Sheet1.R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40 MFCC</text:p>
                <draw:g>
                  <svg:desc>Sheet1.R5:Sheet1.R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3:Sheet1.E20</svg:desc>
                </draw:g>
              </table:table-cell>
              <table:table-cell office:value-type="float" office:value="NaN">
                <text:p>NaN</text:p>
                <draw:g>
                  <svg:desc>Sheet1.G3:Sheet1.G20</svg:desc>
                </draw:g>
              </table:table-cell>
              <table:table-cell office:value-type="float" office:value="NaN">
                <text:p>NaN</text:p>
                <draw:g>
                  <svg:desc>Sheet1.D3:Sheet1.D20</svg:desc>
                </draw:g>
              </table:table-cell>
              <table:table-cell office:value-type="float" office:value="123.848928">
                <text:p>123.848928</text:p>
                <draw:g>
                  <svg:desc>Sheet1.E21:Sheet1.E26</svg:desc>
                </draw:g>
              </table:table-cell>
              <table:table-cell office:value-type="float" office:value="96.2">
                <text:p>96.2</text:p>
                <draw:g>
                  <svg:desc>Sheet1.G21:Sheet1.G26</svg:desc>
                </draw:g>
              </table:table-cell>
              <table:table-cell office:value-type="float" office:value="1719.084">
                <text:p>1719.084</text:p>
                <draw:g>
                  <svg:desc>Sheet1.D21:Sheet1.D26</svg:desc>
                </draw:g>
              </table:table-cell>
              <table:table-cell office:value-type="float" office:value="194.926608">
                <text:p>194.926608</text:p>
                <draw:g>
                  <svg:desc>Sheet1.E27:Sheet1.E32</svg:desc>
                </draw:g>
              </table:table-cell>
              <table:table-cell office:value-type="float" office:value="96.29">
                <text:p>96.29</text:p>
                <draw:g>
                  <svg:desc>Sheet1.G27:Sheet1.G32</svg:desc>
                </draw:g>
              </table:table-cell>
              <table:table-cell office:value-type="float" office:value="1814.124">
                <text:p>1814.124</text:p>
                <draw:g>
                  <svg:desc>Sheet1.D27:Sheet1.D32</svg:desc>
                </draw:g>
              </table:table-cell>
              <table:table-cell office:value-type="float" office:value="257.655168">
                <text:p>257.655168</text:p>
                <draw:g>
                  <svg:desc>Sheet1.E33:Sheet1.E38</svg:desc>
                </draw:g>
              </table:table-cell>
              <table:table-cell office:value-type="float" office:value="96.07">
                <text:p>96.07</text:p>
                <draw:g>
                  <svg:desc>Sheet1.G33:Sheet1.G38</svg:desc>
                </draw:g>
              </table:table-cell>
              <table:table-cell office:value-type="float" office:value="1796.844">
                <text:p>1796.844</text:p>
                <draw:g>
                  <svg:desc>Sheet1.D33:Sheet1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138768">
                <text:p>93.138768</text:p>
              </table:table-cell>
              <table:table-cell office:value-type="float" office:value="96.23">
                <text:p>96.23</text:p>
              </table:table-cell>
              <table:table-cell office:value-type="float" office:value="1241.724">
                <text:p>1241.724</text:p>
              </table:table-cell>
              <table:table-cell office:value-type="float" office:value="155.291688">
                <text:p>155.291688</text:p>
              </table:table-cell>
              <table:table-cell office:value-type="float" office:value="96.45">
                <text:p>96.45</text:p>
              </table:table-cell>
              <table:table-cell office:value-type="float" office:value="1403.292">
                <text:p>1403.292</text:p>
              </table:table-cell>
              <table:table-cell office:value-type="float" office:value="193.969728">
                <text:p>193.969728</text:p>
              </table:table-cell>
              <table:table-cell office:value-type="float" office:value="96.32">
                <text:p>96.32</text:p>
              </table:table-cell>
              <table:table-cell office:value-type="float" office:value="1301.628">
                <text:p>1301.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950768">
                <text:p>73.950768</text:p>
              </table:table-cell>
              <table:table-cell office:value-type="float" office:value="96.16">
                <text:p>96.16</text:p>
              </table:table-cell>
              <table:table-cell office:value-type="float" office:value="943.644">
                <text:p>943.644</text:p>
              </table:table-cell>
              <table:table-cell office:value-type="float" office:value="110.251368">
                <text:p>110.251368</text:p>
              </table:table-cell>
              <table:table-cell office:value-type="float" office:value="96.71">
                <text:p>96.71</text:p>
              </table:table-cell>
              <table:table-cell office:value-type="float" office:value="936.588">
                <text:p>936.588</text:p>
              </table:table-cell>
              <table:table-cell office:value-type="float" office:value="126.708768">
                <text:p>126.708768</text:p>
              </table:table-cell>
              <table:table-cell office:value-type="float" office:value="96.26">
                <text:p>96.26</text:p>
              </table:table-cell>
              <table:table-cell office:value-type="float" office:value="810.156">
                <text:p>810.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008608">
                <text:p>32.008608</text:p>
              </table:table-cell>
              <table:table-cell office:value-type="float" office:value="95.94">
                <text:p>95.94</text:p>
              </table:table-cell>
              <table:table-cell office:value-type="float" office:value="385.5">
                <text:p>385.5</text:p>
              </table:table-cell>
              <table:table-cell office:value-type="float" office:value="70.658568">
                <text:p>70.658568</text:p>
              </table:table-cell>
              <table:table-cell office:value-type="float" office:value="96.16">
                <text:p>96.16</text:p>
              </table:table-cell>
              <table:table-cell office:value-type="float" office:value="557.436">
                <text:p>557.436</text:p>
              </table:table-cell>
              <table:table-cell office:value-type="float" office:value="95.577408">
                <text:p>95.577408</text:p>
              </table:table-cell>
              <table:table-cell office:value-type="float" office:value="96.39">
                <text:p>96.39</text:p>
              </table:table-cell>
              <table:table-cell office:value-type="float" office:value="599.628">
                <text:p>599.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057168">
                <text:p>27.057168</text:p>
              </table:table-cell>
              <table:table-cell office:value-type="float" office:value="96.58">
                <text:p>96.58</text:p>
              </table:table-cell>
              <table:table-cell office:value-type="float" office:value="340.14">
                <text:p>340.14</text:p>
              </table:table-cell>
              <table:table-cell office:value-type="float" office:value="41.371128">
                <text:p>41.371128</text:p>
              </table:table-cell>
              <table:table-cell office:value-type="float" office:value="96.29">
                <text:p>96.29</text:p>
              </table:table-cell>
              <table:table-cell office:value-type="float" office:value="348.204">
                <text:p>348.204</text:p>
              </table:table-cell>
              <table:table-cell office:value-type="float" office:value="54.711648">
                <text:p>54.711648</text:p>
              </table:table-cell>
              <table:table-cell office:value-type="float" office:value="96.29">
                <text:p>96.29</text:p>
              </table:table-cell>
              <table:table-cell office:value-type="float" office:value="344.748">
                <text:p>344.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83728">
                <text:p>14.383728</text:p>
              </table:table-cell>
              <table:table-cell office:value-type="float" office:value="96.13">
                <text:p>96.13</text:p>
              </table:table-cell>
              <table:table-cell office:value-type="float" office:value="141.996">
                <text:p>141.996</text:p>
              </table:table-cell>
              <table:table-cell office:value-type="float" office:value="25.997328">
                <text:p>25.997328</text:p>
              </table:table-cell>
              <table:table-cell office:value-type="float" office:value="96.03">
                <text:p>96.03</text:p>
              </table:table-cell>
              <table:table-cell office:value-type="float" office:value="188.22">
                <text:p>188.22</text:p>
              </table:table-cell>
              <table:table-cell office:value-type="float" office:value="36.796608">
                <text:p>36.796608</text:p>
              </table:table-cell>
              <table:table-cell office:value-type="float" office:value="95.9">
                <text:p>95.9</text:p>
              </table:table-cell>
              <table:table-cell office:value-type="float" office:value="205.212">
                <text:p>205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624168">
                <text:p>63.624168</text:p>
              </table:table-cell>
              <table:table-cell office:value-type="float" office:value="95.87">
                <text:p>95.87</text:p>
              </table:table-cell>
              <table:table-cell office:value-type="float" office:value="1803.324">
                <text:p>1803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849288">
                <text:p>51.849288</text:p>
              </table:table-cell>
              <table:table-cell office:value-type="float" office:value="95.55">
                <text:p>95.55</text:p>
              </table:table-cell>
              <table:table-cell office:value-type="float" office:value="1406.46">
                <text:p>1406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433608">
                <text:p>30.433608</text:p>
              </table:table-cell>
              <table:table-cell office:value-type="float" office:value="95.51">
                <text:p>95.51</text:p>
              </table:table-cell>
              <table:table-cell office:value-type="float" office:value="740.172">
                <text:p>740.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441688">
                <text:p>23.441688</text:p>
              </table:table-cell>
              <table:table-cell office:value-type="float" office:value="95.81">
                <text:p>95.81</text:p>
              </table:table-cell>
              <table:table-cell office:value-type="float" office:value="553.98">
                <text:p>55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927368">
                <text:p>10.927368</text:p>
              </table:table-cell>
              <table:table-cell office:value-type="float" office:value="94.86">
                <text:p>94.86</text:p>
              </table:table-cell>
              <table:table-cell office:value-type="float" office:value="258.78">
                <text:p>258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64488">
                <text:p>3.364488</text:p>
              </table:table-cell>
              <table:table-cell office:value-type="float" office:value="94.54">
                <text:p>94.54</text:p>
              </table:table-cell>
              <table:table-cell office:value-type="float" office:value="85.692">
                <text:p>85.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B2AA4E6A4F6D2D73.png" xlink:type="simple" xlink:show="embed" xlink:actuate="onLoad"/>
    <draw:fill-image draw:name="ChartBitmap_20_2" draw:display-name="ChartBitmap 2" xlink:href="Pictures/10000000000000080000000887290CE3DD3DC842.png" xlink:type="simple" xlink:show="embed" xlink:actuate="onLoad"/>
    <draw:fill-image draw:name="ChartBitmap_20_3" draw:display-name="ChartBitmap 3" xlink:href="Pictures/10000000000000080000000887290CE3DD3DC842.png" xlink:type="simple" xlink:show="embed" xlink:actuate="onLoad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09" number:title="User-defined">
      <number:number number:decimal-places="1" loext:min-decimal-places="1" number:min-integer-digits="1"/>
    </number:number-style>
    <number:number-style style:name="N120">
      <number:number number:decimal-places="0" loext:min-decimal-places="0" number:min-integer-digits="1"/>
      <number:text>  M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Regular" style:font-family-generic="roman"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0">
      <style:chart-properties chart:display-label="true" chart:tick-marks-major-inner="true" chart:tick-marks-major-outer="true" chart:tick-marks-minor-inner="true" chart:tick-marks-minor-outer="false" chart:logarithmic="false" chart:minimum="0" chart:maximum="270" chart:origin="0" chart:interval-major="5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 style:data-style-name="N1">
      <style:chart-properties chart:display-label="true" chart:logarithmic="false" chart:minimum="94" chart:maximum="97" chart:origin="0" chart:interval-major="1" chart:interval-minor-divisor="4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09">
      <style:chart-properties chart:link-data-style-to-source="true"/>
      <style:graphic-properties draw:stroke="none" draw:fill-color="#3465a4" draw:fill-image-name="ChartBitmap_20_3" draw:opacity="50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/>
      <style:graphic-properties draw:stroke="none" draw:fill-color="#ff420e" draw:opacity="50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ffd320" draw:opacity="5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18cm" svg:height="13.397cm" xlink:href=".." xlink:type="simple" chart:class="chart:bubble" chart:style-name="ch1">
        <chart:legend chart:legend-position="end" svg:x="15.502cm" svg:y="8.068cm" style:legend-expansion="custom" chartooo:width="3.652cm" chartooo:height="3.172cm" style:legend-expansion-aspect-ratio="1.15132408575032" chart:style-name="ch2"/>
        <chart:plot-area chart:style-name="ch3" table:cell-range-address="Sheet1.I3:Sheet1.J20 Sheet1.L3:Sheet1.L32 Sheet1.R2:Sheet1.R4 Sheet1.I21:Sheet1.I32" chart:data-source-has-labels="row" svg:x="1.143cm" svg:y="0.58cm" svg:width="18.389cm" svg:height="11.927cm">
          <chartooo:coordinate-region svg:x="1.817cm" svg:y="0.806cm" svg:width="17.715cm" svg:height="11.001cm"/>
          <chart:axis chart:dimension="x" chart:name="primary-x" chart:style-name="ch4">
            <chart:title svg:x="9.18cm" svg:y="12.552cm" chart:style-name="ch5">
              <text:p>#operations</text:p>
            </chart:title>
          </chart:axis>
          <chart:axis chart:dimension="y" chart:name="primary-y" chart:style-name="ch6">
            <chart:title svg:x="0.165cm" svg:y="7.919cm" chart:style-name="ch7">
              <text:p>Test Accuracy (%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1.I3:Sheet1.I20" chart:label-cell-address="Sheet1.R2:Sheet1.R2" chart:class="chart:bubble">
            <chart:domain table:cell-range-address="Sheet1.L3:Sheet1.L20"/>
            <chart:domain table:cell-range-address="Sheet1.J3:Sheet1.J20"/>
            <chart:data-point chart:repeated="18"/>
          </chart:series>
          <chart:series chart:style-name="ch11" chart:values-cell-range-address="Sheet1.I21:Sheet1.I26" chart:label-cell-address="Sheet1.R3:Sheet1.R3" chart:class="chart:bubble">
            <chart:domain table:cell-range-address="Sheet1.L21:Sheet1.L26"/>
            <chart:domain table:cell-range-address="Sheet1.J21:Sheet1.J26"/>
            <chart:data-point chart:repeated="6"/>
          </chart:series>
          <chart:series chart:style-name="ch12" chart:values-cell-range-address="Sheet1.I27:Sheet1.I32" chart:label-cell-address="Sheet1.R4:Sheet1.R4" chart:class="chart:bubble">
            <chart:domain table:cell-range-address="Sheet1.L27:Sheet1.L32"/>
            <chart:domain table:cell-range-address="Sheet1.J27:Sheet1.J3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10 MFCC</text:p>
                <draw:g>
                  <svg:desc>Sheet1.R2:Sheet1.R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20 MFCC</text:p>
                <draw:g>
                  <svg:desc>Sheet1.R3:Sheet1.R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30 MFCC</text:p>
                <draw:g>
                  <svg:desc>Sheet1.R4:Sheet1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J3:Sheet1.J20</svg:desc>
                </draw:g>
              </table:table-cell>
              <table:table-cell office:value-type="float" office:value="NaN">
                <text:p>NaN</text:p>
                <draw:g>
                  <svg:desc>Sheet1.L3:Sheet1.L20</svg:desc>
                </draw:g>
              </table:table-cell>
              <table:table-cell office:value-type="float" office:value="NaN">
                <text:p>NaN</text:p>
                <draw:g>
                  <svg:desc>Sheet1.I3:Sheet1.I20</svg:desc>
                </draw:g>
              </table:table-cell>
              <table:table-cell office:value-type="float" office:value="117.359">
                <text:p>117.359</text:p>
                <draw:g>
                  <svg:desc>Sheet1.J21:Sheet1.J26</svg:desc>
                </draw:g>
              </table:table-cell>
              <table:table-cell office:value-type="float" office:value="96.45">
                <text:p>96.45</text:p>
                <draw:g>
                  <svg:desc>Sheet1.L21:Sheet1.L26</svg:desc>
                </draw:g>
              </table:table-cell>
              <table:table-cell office:value-type="float" office:value="1628.844">
                <text:p>1628.844</text:p>
                <draw:g>
                  <svg:desc>Sheet1.I21:Sheet1.I26</svg:desc>
                </draw:g>
              </table:table-cell>
              <table:table-cell office:value-type="float" office:value="181.554">
                <text:p>181.554</text:p>
                <draw:g>
                  <svg:desc>Sheet1.J27:Sheet1.J32</svg:desc>
                </draw:g>
              </table:table-cell>
              <table:table-cell office:value-type="float" office:value="96.36">
                <text:p>96.36</text:p>
                <draw:g>
                  <svg:desc>Sheet1.L27:Sheet1.L32</svg:desc>
                </draw:g>
              </table:table-cell>
              <table:table-cell office:value-type="float" office:value="1691.22">
                <text:p>1691.22</text:p>
                <draw:g>
                  <svg:desc>Sheet1.I27:Sheet1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607">
                <text:p>89.607</text:p>
              </table:table-cell>
              <table:table-cell office:value-type="float" office:value="96.22">
                <text:p>96.22</text:p>
              </table:table-cell>
              <table:table-cell office:value-type="float" office:value="1186.86">
                <text:p>1186.86</text:p>
              </table:table-cell>
              <table:table-cell office:value-type="float" office:value="146.32">
                <text:p>146.32</text:p>
              </table:table-cell>
              <table:table-cell office:value-type="float" office:value="96.33">
                <text:p>96.33</text:p>
              </table:table-cell>
              <table:table-cell office:value-type="float" office:value="1310.34">
                <text:p>1310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425">
                <text:p>70.425</text:p>
              </table:table-cell>
              <table:table-cell office:value-type="float" office:value="96.06">
                <text:p>96.06</text:p>
              </table:table-cell>
              <table:table-cell office:value-type="float" office:value="909.708">
                <text:p>909.708</text:p>
              </table:table-cell>
              <table:table-cell office:value-type="float" office:value="104.167">
                <text:p>104.167</text:p>
              </table:table-cell>
              <table:table-cell office:value-type="float" office:value="96.42">
                <text:p>96.42</text:p>
              </table:table-cell>
              <table:table-cell office:value-type="float" office:value="894.492">
                <text:p>894.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06">
                <text:p>41.706</text:p>
              </table:table-cell>
              <table:table-cell office:value-type="float" office:value="96.09">
                <text:p>96.09</text:p>
              </table:table-cell>
              <table:table-cell office:value-type="float" office:value="525.948">
                <text:p>525.948</text:p>
              </table:table-cell>
              <table:table-cell office:value-type="float" office:value="70.56">
                <text:p>70.56</text:p>
              </table:table-cell>
              <table:table-cell office:value-type="float" office:value="96.57">
                <text:p>96.57</text:p>
              </table:table-cell>
              <table:table-cell office:value-type="float" office:value="587.964">
                <text:p>587.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102">
                <text:p>28.102</text:p>
              </table:table-cell>
              <table:table-cell office:value-type="float" office:value="96.1">
                <text:p>96.1</text:p>
              </table:table-cell>
              <table:table-cell office:value-type="float" office:value="345.708">
                <text:p>345.708</text:p>
              </table:table-cell>
              <table:table-cell office:value-type="float" office:value="38.441">
                <text:p>38.441</text:p>
              </table:table-cell>
              <table:table-cell office:value-type="float" office:value="96.17">
                <text:p>96.17</text:p>
              </table:table-cell>
              <table:table-cell office:value-type="float" office:value="317.868">
                <text:p>317.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71">
                <text:p>8.771</text:p>
              </table:table-cell>
              <table:table-cell office:value-type="float" office:value="95.86">
                <text:p>95.86</text:p>
              </table:table-cell>
              <table:table-cell office:value-type="float" office:value="117.804">
                <text:p>117.804</text:p>
              </table:table-cell>
              <table:table-cell office:value-type="float" office:value="21.495">
                <text:p>21.495</text:p>
              </table:table-cell>
              <table:table-cell office:value-type="float" office:value="95.84">
                <text:p>95.84</text:p>
              </table:table-cell>
              <table:table-cell office:value-type="float" office:value="183.372">
                <text:p>183.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42">
                <text:p>62.42</text:p>
              </table:table-cell>
              <table:table-cell office:value-type="float" office:value="95.78">
                <text:p>95.78</text:p>
              </table:table-cell>
              <table:table-cell office:value-type="float" office:value="1745.1">
                <text:p>174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219">
                <text:p>47.219</text:p>
              </table:table-cell>
              <table:table-cell office:value-type="float" office:value="95.41">
                <text:p>95.41</text:p>
              </table:table-cell>
              <table:table-cell office:value-type="float" office:value="1272.636">
                <text:p>1272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242">
                <text:p>30.242</text:p>
              </table:table-cell>
              <table:table-cell office:value-type="float" office:value="95.63">
                <text:p>95.63</text:p>
              </table:table-cell>
              <table:table-cell office:value-type="float" office:value="786.444">
                <text:p>786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913">
                <text:p>19.913</text:p>
              </table:table-cell>
              <table:table-cell office:value-type="float" office:value="95.78">
                <text:p>95.78</text:p>
              </table:table-cell>
              <table:table-cell office:value-type="float" office:value="486.204">
                <text:p>486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35">
                <text:p>12.135</text:p>
              </table:table-cell>
              <table:table-cell office:value-type="float" office:value="95.57">
                <text:p>95.57</text:p>
              </table:table-cell>
              <table:table-cell office:value-type="float" office:value="296.556">
                <text:p>296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12">
                <text:p>2.912</text:p>
              </table:table-cell>
              <table:table-cell office:value-type="float" office:value="94.97">
                <text:p>94.97</text:p>
              </table:table-cell>
              <table:table-cell office:value-type="float" office:value="71.58">
                <text:p>71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B2AA4E6A4F6D2D73.png" xlink:type="simple" xlink:show="embed" xlink:actuate="onLoad"/>
    <draw:fill-image draw:name="ChartBitmap_20_2" draw:display-name="ChartBitmap 2" xlink:href="Pictures/10000000000000080000000887290CE3DD3DC842.png" xlink:type="simple" xlink:show="embed" xlink:actuate="onLoad"/>
    <draw:fill-image draw:name="ChartBitmap_20_3" draw:display-name="ChartBitmap 3" xlink:href="Pictures/10000000000000080000000887290CE3DD3DC842.png" xlink:type="simple" xlink:show="embed" xlink:actuate="onLoad"/>
  </office:styles>
</office:document-styles>
</file>